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M Roman 10" svg:font-family="'LM Roman 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M Roman 10" officeooo:rsid="0013866e" officeooo:paragraph-rsid="0013866e"/>
    </style:style>
    <style:style style:name="P2" style:family="paragraph" style:parent-style-name="Standard">
      <style:text-properties style:font-name="LM Roman 10" fo:font-style="normal" style:text-underline-style="solid" style:text-underline-width="auto" style:text-underline-color="font-color" fo:font-weight="bold" officeooo:rsid="0013866e" officeooo:paragraph-rsid="0013866e" style:font-style-asian="normal" style:font-weight-asian="bold" style:font-style-complex="normal" style:font-weight-complex="bold"/>
    </style:style>
    <style:style style:name="P3" style:family="paragraph" style:parent-style-name="Standard">
      <style:text-properties style:font-name="LM Roman 10" style:text-underline-style="solid" style:text-underline-width="auto" style:text-underline-color="font-color" fo:font-weight="bold" officeooo:rsid="0013866e" officeooo:paragraph-rsid="0013866e" style:font-weight-asian="bold" style:font-weight-complex="bold"/>
    </style:style>
    <style:style style:name="P4" style:family="paragraph" style:parent-style-name="Standard">
      <style:paragraph-properties style:writing-mode="lr-tb"/>
      <style:text-properties style:font-name="LM Roman 10" officeooo:paragraph-rsid="0013866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3866e" style:font-weight-asian="normal" style:font-weight-complex="normal"/>
    </style:style>
    <style:style style:name="T3" style:family="text">
      <style:text-properties style:text-underline-style="none" fo:font-weight="normal" officeooo:rsid="00154570" style:font-weight-asian="normal" style:font-weight-complex="normal"/>
    </style:style>
    <style:style style:name="T4" style:family="text">
      <style:text-properties style:text-underline-style="none" fo:font-weight="normal" officeooo:rsid="0016877a" style:font-weight-asian="normal" style:font-weight-complex="normal"/>
    </style:style>
    <style:style style:name="T5" style:family="text">
      <style:text-properties fo:font-style="italic" style:text-underline-style="none" fo:font-weight="normal" officeooo:rsid="00154570" style:font-style-asian="italic" style:font-weight-asian="normal" style:font-style-complex="italic" style:font-weight-complex="normal"/>
    </style:style>
    <style:style style:name="T6" style:family="text">
      <style:text-properties officeooo:rsid="001687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Sivaprakasam</text:p>
      <text:p text:style-name="P1">BME 511 Project</text:p>
      <text:p text:style-name="P1">Fall 2020</text:p>
      <text:p text:style-name="P2"/>
      <text:p text:style-name="P2">Title:<text:span text:style-name="T1"> Exploring the Role of Temporal Fine Structure and Envelope in Timbral Coding</text:span></text:p>
      <text:p text:style-name="P3"/>
      <text:p text:style-name="P3">Abstract:</text:p>
      <text:p text:style-name="P3"/>
      <text:p text:style-name="P4"><text:span text:style-name="T2">While the neural response to simple, stationary, and periodic auditory signals can be fairly well investigated, responses to auditory stimuli that are more complex, such as speech and music, are less well-characterized. Particularly, music is psychoacoustically complex. It is not well-understood how humans perceive the nuances of music, and how hearing impairment may affect the perception of such nuances. </text:span><text:span text:style-name="T3">Before </text:span><text:span text:style-name="T4">we can fully understand perception,</text:span><text:span text:style-name="T3"> we must first investigate how musical attributes like</text:span><text:span text:style-name="T5"> timbre </text:span><text:span text:style-name="T3">are coded by the auditory periphery. </text:span><text:span text:style-name="T4">By using a simulated auditory nerve model and comparing neural responses to stimulus envelope (ENV) and temporal fine structure (TFS), it is possible to see how timbral coding might be affected by hearing impairment. In this project, both instrumental timbre and articulation timbre were considered, and variations in coherence spectra of neural responses and Hilbert TFS/ENV were observed across instruments, articulations, and hearing impairment condit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M Roman 10" svg:font-family="'LM Roman 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8T10:06:37.158126876</meta:creation-date>
    <dc:date>2020-12-08T10:20:30.142239780</dc:date>
    <meta:editing-duration>PT13M54S</meta:editing-duration>
    <meta:editing-cycles>4</meta:editing-cycles>
    <meta:generator>LibreOffice/7.0.2.2$Linux_X86_64 LibreOffice_project/00$Build-2</meta:generator>
    <meta:document-statistic meta:table-count="0" meta:image-count="0" meta:object-count="0" meta:page-count="1" meta:paragraph-count="6" meta:word-count="166" meta:character-count="1144" meta:non-whitespace-character-count="984"/>
  </office:meta>
</office:document-meta>
</file>